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Matric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STRE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51.145" calcext:value-type="float">
            <text:p>51.145</text:p>
          </table:table-cell>
          <table:table-cell office:value-type="float" office:value="78.978" calcext:value-type="float">
            <text:p>78.978</text:p>
          </table:table-cell>
          <table:table-cell office:value-type="float" office:value="14500.64" calcext:value-type="float">
            <text:p>14500.64</text:p>
          </table:table-cell>
          <table:table-cell office:value-type="float" office:value="473.256" calcext:value-type="float">
            <text:p>473.256</text:p>
          </table:table-cell>
          <table:table-cell/>
          <table:table-cell office:value-type="string" calcext:value-type="string">
            <text:p>simple</text:p>
          </table:table-cell>
          <table:table-cell table:style-name="ce3" table:formula="of:=SUMIFS([.B$1:.B$1048576];[.$A$1:.$A$1048576];[.$G2])/5" office:value-type="float" office:value="0.0122" calcext:value-type="float">
            <text:p>0.012</text:p>
          </table:table-cell>
          <table:table-cell table:style-name="ce3" table:formula="of:=SUMIFS([.C$1:.C$1048576];[.$A$1:.$A$1048576];[.$G2])/5" office:value-type="float" office:value="0.508" calcext:value-type="float">
            <text:p>0.508</text:p>
          </table:table-cell>
          <table:table-cell table:style-name="ce3" table:formula="of:=SUMIFS([.D$1:.D$1048576];[.$A$1:.$A$1048576];[.$G2])/5" office:value-type="float" office:value="0.6094" calcext:value-type="float">
            <text:p>0.609</text:p>
          </table:table-cell>
          <table:table-cell table:style-name="ce3" table:formula="of:=SUMIFS([.E$1:.E$1048576];[.$A$1:.$A$1048576];[.$G2])/5" office:value-type="float" office:value="0.3026" calcext:value-type="float">
            <text:p>0.303</text:p>
          </table:table-cell>
          <table:table-cell table:number-columns-repeated="2"/>
          <table:table-cell table:formula="of:=TEXT([.H2];&quot;#,##0.000&quot;)" office:value-type="string" office:string-value="0.012" calcext:value-type="string">
            <text:p>0.012</text:p>
          </table:table-cell>
          <table:table-cell table:formula="of:=TEXT([.I2];&quot;#,##0.000&quot;)" office:value-type="string" office:string-value="0.508" calcext:value-type="string">
            <text:p>0.508</text:p>
          </table:table-cell>
          <table:table-cell table:formula="of:=TEXT([.J2];&quot;#,##0.000&quot;)" office:value-type="string" office:string-value="0.609" calcext:value-type="string">
            <text:p>0.609</text:p>
          </table:table-cell>
          <table:table-cell table:formula="of:=TEXT([.K2];&quot;#,##0.000&quot;)" office:value-type="string" office:string-value="0.303" calcext:value-type="string">
            <text:p>0.303</text:p>
          </table:table-cell>
          <table:table-cell/>
          <table:table-cell table:formula="of:=[.N2]&amp;&quot; &amp; &quot;&amp;[.O2]&amp;&quot; &amp; &quot;&amp;[.P2]&amp;&quot; &amp; &quot;&amp;[.Q2]&amp; &quot; \\&quot;" office:value-type="string" office:string-value="0.012 &amp; 0.508 &amp; 0.609 &amp; 0.303 \\" calcext:value-type="string">
            <text:p>0.012 &amp; 0.508 &amp; 0.609 &amp; 0.303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47.464" calcext:value-type="float">
            <text:p>47.464</text:p>
          </table:table-cell>
          <table:table-cell office:value-type="float" office:value="64.104" calcext:value-type="float">
            <text:p>64.104</text:p>
          </table:table-cell>
          <table:table-cell office:value-type="float" office:value="14018.336" calcext:value-type="float">
            <text:p>14018.336</text:p>
          </table:table-cell>
          <table:table-cell office:value-type="float" office:value="468.764" calcext:value-type="float">
            <text:p>468.764</text:p>
          </table:table-cell>
          <table:table-cell/>
          <table:table-cell office:value-type="string" calcext:value-type="string">
            <text:p>medium</text:p>
          </table:table-cell>
          <table:table-cell table:style-name="ce3" table:formula="of:=SUMIFS([.B$1:.B$1048576];[.$A$1:.$A$1048576];[.$G3])/5" office:value-type="float" office:value="0.037" calcext:value-type="float">
            <text:p>0.037</text:p>
          </table:table-cell>
          <table:table-cell table:style-name="ce3" table:formula="of:=SUMIFS([.C$1:.C$1048576];[.$A$1:.$A$1048576];[.$G3])/5" office:value-type="float" office:value="1.1452" calcext:value-type="float">
            <text:p>1.145</text:p>
          </table:table-cell>
          <table:table-cell table:style-name="ce3" table:formula="of:=SUMIFS([.D$1:.D$1048576];[.$A$1:.$A$1048576];[.$G3])/5" office:value-type="float" office:value="1.1346" calcext:value-type="float">
            <text:p>1.135</text:p>
          </table:table-cell>
          <table:table-cell table:style-name="ce3" table:formula="of:=SUMIFS([.E$1:.E$1048576];[.$A$1:.$A$1048576];[.$G3])/5" office:value-type="float" office:value="1.4656" calcext:value-type="float">
            <text:p>1.466</text:p>
          </table:table-cell>
          <table:table-cell table:number-columns-repeated="2"/>
          <table:table-cell table:formula="of:=TEXT([.H3];&quot;#,##0.000&quot;)" office:value-type="string" office:string-value="0.037" calcext:value-type="string">
            <text:p>0.037</text:p>
          </table:table-cell>
          <table:table-cell table:formula="of:=TEXT([.I3];&quot;#,##0.000&quot;)" office:value-type="string" office:string-value="1.145" calcext:value-type="string">
            <text:p>1.145</text:p>
          </table:table-cell>
          <table:table-cell table:formula="of:=TEXT([.J3];&quot;#,##0.000&quot;)" office:value-type="string" office:string-value="1.135" calcext:value-type="string">
            <text:p>1.135</text:p>
          </table:table-cell>
          <table:table-cell table:formula="of:=TEXT([.K3];&quot;#,##0.000&quot;)" office:value-type="string" office:string-value="1.466" calcext:value-type="string">
            <text:p>1.466</text:p>
          </table:table-cell>
          <table:table-cell/>
          <table:table-cell table:formula="of:=[.N3]&amp;&quot; &amp; &quot;&amp;[.O3]&amp;&quot; &amp; &quot;&amp;[.P3]&amp;&quot; &amp; &quot;&amp;[.Q3]&amp; &quot; \\&quot;" office:value-type="string" office:string-value="0.037 &amp; 1.145 &amp; 1.135 &amp; 1.466 \\" calcext:value-type="string">
            <text:p>0.037 &amp; 1.145 &amp; 1.135 &amp; 1.466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46.67" calcext:value-type="float">
            <text:p>46.67</text:p>
          </table:table-cell>
          <table:table-cell office:value-type="float" office:value="82.552" calcext:value-type="float">
            <text:p>82.552</text:p>
          </table:table-cell>
          <table:table-cell office:value-type="float" office:value="14188.252" calcext:value-type="float">
            <text:p>14188.252</text:p>
          </table:table-cell>
          <table:table-cell office:value-type="float" office:value="463.156" calcext:value-type="float">
            <text:p>463.156</text:p>
          </table:table-cell>
          <table:table-cell/>
          <table:table-cell office:value-type="string" calcext:value-type="string">
            <text:p>large</text:p>
          </table:table-cell>
          <table:table-cell table:style-name="ce3" table:formula="of:=SUMIFS([.B$1:.B$1048576];[.$A$1:.$A$1048576];[.$G4])/5" office:value-type="float" office:value="3.5616" calcext:value-type="float">
            <text:p>3.562</text:p>
          </table:table-cell>
          <table:table-cell table:style-name="ce3" table:formula="of:=SUMIFS([.C$1:.C$1048576];[.$A$1:.$A$1048576];[.$G4])/5" office:value-type="float" office:value="12.642" calcext:value-type="float">
            <text:p>12.642</text:p>
          </table:table-cell>
          <table:table-cell table:style-name="ce3" table:formula="of:=SUMIFS([.D$1:.D$1048576];[.$A$1:.$A$1048576];[.$G4])/5" office:value-type="float" office:value="828.3958" calcext:value-type="float">
            <text:p>828.396</text:p>
          </table:table-cell>
          <table:table-cell table:style-name="ce3" table:formula="of:=SUMIFS([.E$1:.E$1048576];[.$A$1:.$A$1048576];[.$G4])/5" office:value-type="float" office:value="36.7724" calcext:value-type="float">
            <text:p>36.772</text:p>
          </table:table-cell>
          <table:table-cell table:number-columns-repeated="2"/>
          <table:table-cell table:formula="of:=TEXT([.H4];&quot;#,##0.000&quot;)" office:value-type="string" office:string-value="3.562" calcext:value-type="string">
            <text:p>3.562</text:p>
          </table:table-cell>
          <table:table-cell table:formula="of:=TEXT([.I4];&quot;#,##0.000&quot;)" office:value-type="string" office:string-value="12.642" calcext:value-type="string">
            <text:p>12.642</text:p>
          </table:table-cell>
          <table:table-cell table:formula="of:=TEXT([.J4];&quot;#,##0.000&quot;)" office:value-type="string" office:string-value="828.396" calcext:value-type="string">
            <text:p>828.396</text:p>
          </table:table-cell>
          <table:table-cell table:formula="of:=TEXT([.K4];&quot;#,##0.000&quot;)" office:value-type="string" office:string-value="36.772" calcext:value-type="string">
            <text:p>36.772</text:p>
          </table:table-cell>
          <table:table-cell/>
          <table:table-cell table:formula="of:=[.N4]&amp;&quot; &amp; &quot;&amp;[.O4]&amp;&quot; &amp; &quot;&amp;[.P4]&amp;&quot; &amp; &quot;&amp;[.Q4]&amp; &quot; \\&quot;" office:value-type="string" office:string-value="3.562 &amp; 12.642 &amp; 828.396 &amp; 36.772 \\" calcext:value-type="string">
            <text:p>3.562 &amp; 12.642 &amp; 828.396 &amp; 36.772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58.34" calcext:value-type="float">
            <text:p>58.34</text:p>
          </table:table-cell>
          <table:table-cell office:value-type="float" office:value="90.718" calcext:value-type="float">
            <text:p>90.718</text:p>
          </table:table-cell>
          <table:table-cell office:value-type="float" office:value="13255.789" calcext:value-type="float">
            <text:p>13255.789</text:p>
          </table:table-cell>
          <table:table-cell office:value-type="float" office:value="460.572" calcext:value-type="float">
            <text:p>460.572</text:p>
          </table:table-cell>
          <table:table-cell/>
          <table:table-cell office:value-type="string" calcext:value-type="string">
            <text:p>humongous</text:p>
          </table:table-cell>
          <table:table-cell table:style-name="ce3" table:formula="of:=SUMIFS([.B$1:.B$1048576];[.$A$1:.$A$1048576];[.$G5])/5" office:value-type="float" office:value="52.3964" calcext:value-type="float">
            <text:p>52.396</text:p>
          </table:table-cell>
          <table:table-cell table:style-name="ce3" table:formula="of:=SUMIFS([.C$1:.C$1048576];[.$A$1:.$A$1048576];[.$G5])/5" office:value-type="float" office:value="80.4312" calcext:value-type="float">
            <text:p>80.431</text:p>
          </table:table-cell>
          <table:table-cell table:style-name="ce3" table:formula="of:=SUMIFS([.D$1:.D$1048576];[.$A$1:.$A$1048576];[.$G5])/5" office:value-type="float" office:value="13978.4214" calcext:value-type="float">
            <text:p>13978.421</text:p>
          </table:table-cell>
          <table:table-cell table:style-name="ce3" table:formula="of:=SUMIFS([.E$1:.E$1048576];[.$A$1:.$A$1048576];[.$G5])/5" office:value-type="float" office:value="464.9394" calcext:value-type="float">
            <text:p>464.939</text:p>
          </table:table-cell>
          <table:table-cell table:number-columns-repeated="2"/>
          <table:table-cell table:formula="of:=TEXT([.H5];&quot;#,##0.000&quot;)" office:value-type="string" office:string-value="52.396" calcext:value-type="string">
            <text:p>52.396</text:p>
          </table:table-cell>
          <table:table-cell table:formula="of:=TEXT([.I5];&quot;#,##0.000&quot;)" office:value-type="string" office:string-value="80.431" calcext:value-type="string">
            <text:p>80.431</text:p>
          </table:table-cell>
          <table:table-cell table:formula="of:=TEXT([.J5];&quot;#,##0.000&quot;)" office:value-type="string" office:string-value="13,978.421" calcext:value-type="string">
            <text:p>13,978.421</text:p>
          </table:table-cell>
          <table:table-cell table:formula="of:=TEXT([.K5];&quot;#,##0.000&quot;)" office:value-type="string" office:string-value="464.939" calcext:value-type="string">
            <text:p>464.939</text:p>
          </table:table-cell>
          <table:table-cell/>
          <table:table-cell table:formula="of:=[.N5]&amp;&quot; &amp; &quot;&amp;[.O5]&amp;&quot; &amp; &quot;&amp;[.P5]&amp;&quot; &amp; &quot;&amp;[.Q5]&amp; &quot; \\&quot;" office:value-type="string" office:string-value="52.396 &amp; 80.431 &amp; 13,978.421 &amp; 464.939 \\" calcext:value-type="string">
            <text:p>52.396 &amp; 80.431 &amp; 13,978.421 &amp; 464.939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58.363" calcext:value-type="float">
            <text:p>58.363</text:p>
          </table:table-cell>
          <table:table-cell office:value-type="float" office:value="85.804" calcext:value-type="float">
            <text:p>85.804</text:p>
          </table:table-cell>
          <table:table-cell office:value-type="float" office:value="13929.09" calcext:value-type="float">
            <text:p>13929.09</text:p>
          </table:table-cell>
          <table:table-cell office:value-type="float" office:value="458.949" calcext:value-type="float">
            <text:p>458.949</text:p>
          </table:table-cell>
          <table:table-cell/>
          <table:table-cell office:value-type="string" calcext:value-type="string">
            <text:p>gigantic</text:p>
          </table:table-cell>
          <table:table-cell table:style-name="ce3" table:formula="of:=SUMIFS([.B$1:.B$1048576];[.$A$1:.$A$1048576];[.$G6])/5" office:value-type="float" office:value="343.371" calcext:value-type="float">
            <text:p>343.371</text:p>
          </table:table-cell>
          <table:table-cell table:style-name="ce3" table:formula="of:=SUMIFS([.C$1:.C$1048576];[.$A$1:.$A$1048576];[.$G6])/5" office:value-type="float" office:value="404.4774" calcext:value-type="float">
            <text:p>404.477</text:p>
          </table:table-cell>
          <table:table-cell table:style-name="ce3" table:formula="of:=SUMIFS([.D$1:.D$1048576];[.$A$1:.$A$1048576];[.$G6])/5" office:value-type="float" office:value="0" calcext:value-type="float">
            <text:p>0.000</text:p>
          </table:table-cell>
          <table:table-cell table:style-name="ce3" table:formula="of:=SUMIFS([.E$1:.E$1048576];[.$A$1:.$A$1048576];[.$G6])/5" office:value-type="float" office:value="847.0886" calcext:value-type="float">
            <text:p>847.089</text:p>
          </table:table-cell>
          <table:table-cell table:number-columns-repeated="2"/>
          <table:table-cell table:formula="of:=TEXT([.H6];&quot;#,##0.000&quot;)" office:value-type="string" office:string-value="343.371" calcext:value-type="string">
            <text:p>343.371</text:p>
          </table:table-cell>
          <table:table-cell table:formula="of:=TEXT([.I6];&quot;#,##0.000&quot;)" office:value-type="string" office:string-value="404.477" calcext:value-type="string">
            <text:p>404.477</text:p>
          </table:table-cell>
          <table:table-cell table:formula="of:=TEXT([.J6];&quot;#,##0.000&quot;)" office:value-type="string" office:string-value="0.000" calcext:value-type="string">
            <text:p>0.000</text:p>
          </table:table-cell>
          <table:table-cell table:formula="of:=TEXT([.K6];&quot;#,##0.000&quot;)" office:value-type="string" office:string-value="847.089" calcext:value-type="string">
            <text:p>847.089</text:p>
          </table:table-cell>
          <table:table-cell/>
          <table:table-cell table:formula="of:=[.N6]&amp;&quot; &amp; &quot;&amp;[.O6]&amp;&quot; &amp; &quot;&amp;[.P6]&amp;&quot; &amp; &quot;&amp;[.Q6]&amp; &quot; \\&quot;" office:value-type="string" office:string-value="343.371 &amp; 404.477 &amp; 0.000 &amp; 847.089 \\" calcext:value-type="string">
            <text:p>343.371 &amp; 404.477 &amp; 0.000 &amp; 847.089 \\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.225" calcext:value-type="float">
            <text:p>3.225</text:p>
          </table:table-cell>
          <table:table-cell office:value-type="float" office:value="13.733" calcext:value-type="float">
            <text:p>13.733</text:p>
          </table:table-cell>
          <table:table-cell office:value-type="float" office:value="849.189" calcext:value-type="float">
            <text:p>849.189</text:p>
          </table:table-cell>
          <table:table-cell office:value-type="float" office:value="59.143" calcext:value-type="float">
            <text:p>59.143</text:p>
          </table:table-cell>
          <table:table-cell/>
          <table:table-cell office:value-type="string" calcext:value-type="string">
            <text:p>nightmarish</text:p>
          </table:table-cell>
          <table:table-cell table:style-name="ce3" table:formula="of:=SUMIFS([.B$1:.B$1048576];[.$A$1:.$A$1048576];[.$G7])/5" office:value-type="float" office:value="30481.2478" calcext:value-type="float">
            <text:p>30481.248</text:p>
          </table:table-cell>
          <table:table-cell table:style-name="ce3" table:formula="of:=SUMIFS([.C$1:.C$1048576];[.$A$1:.$A$1048576];[.$G7])/5" office:value-type="float" office:value="16049.637" calcext:value-type="float">
            <text:p>16049.637</text:p>
          </table:table-cell>
          <table:table-cell table:style-name="ce3" table:formula="of:=SUMIFS([.D$1:.D$1048576];[.$A$1:.$A$1048576];[.$G7])/5" office:value-type="float" office:value="0" calcext:value-type="float">
            <text:p>0.000</text:p>
          </table:table-cell>
          <table:table-cell table:style-name="ce3" table:formula="of:=SUMIFS([.E$1:.E$1048576];[.$A$1:.$A$1048576];[.$G7])/5" office:value-type="float" office:value="21586.377" calcext:value-type="float">
            <text:p>21586.377</text:p>
          </table:table-cell>
          <table:table-cell table:number-columns-repeated="2"/>
          <table:table-cell table:formula="of:=TEXT([.H7];&quot;#,##0.000&quot;)" office:value-type="string" office:string-value="30,481.248" calcext:value-type="string">
            <text:p>30,481.248</text:p>
          </table:table-cell>
          <table:table-cell table:formula="of:=TEXT([.I7];&quot;#,##0.000&quot;)" office:value-type="string" office:string-value="16,049.637" calcext:value-type="string">
            <text:p>16,049.637</text:p>
          </table:table-cell>
          <table:table-cell table:formula="of:=TEXT([.J7];&quot;#,##0.000&quot;)" office:value-type="string" office:string-value="0.000" calcext:value-type="string">
            <text:p>0.000</text:p>
          </table:table-cell>
          <table:table-cell table:formula="of:=TEXT([.K7];&quot;#,##0.000&quot;)" office:value-type="string" office:string-value="21,586.377" calcext:value-type="string">
            <text:p>21,586.377</text:p>
          </table:table-cell>
          <table:table-cell/>
          <table:table-cell table:formula="of:=[.N7]&amp;&quot; &amp; &quot;&amp;[.O7]&amp;&quot; &amp; &quot;&amp;[.P7]&amp;&quot; &amp; &quot;&amp;[.Q7]&amp; &quot; \\&quot;" office:value-type="string" office:string-value="30,481.248 &amp; 16,049.637 &amp; 0.000 &amp; 21,586.377 \\" calcext:value-type="string">
            <text:p>30,481.248 &amp; 16,049.637 &amp; 0.000 &amp; 21,586.377 \\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.198" calcext:value-type="float">
            <text:p>3.198</text:p>
          </table:table-cell>
          <table:table-cell office:value-type="float" office:value="16.275" calcext:value-type="float">
            <text:p>16.275</text:p>
          </table:table-cell>
          <table:table-cell office:value-type="float" office:value="709.932" calcext:value-type="float">
            <text:p>709.932</text:p>
          </table:table-cell>
          <table:table-cell office:value-type="float" office:value="32.855" calcext:value-type="float">
            <text:p>32.8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.813" calcext:value-type="float">
            <text:p>3.813</text:p>
          </table:table-cell>
          <table:table-cell office:value-type="float" office:value="15.777" calcext:value-type="float">
            <text:p>15.777</text:p>
          </table:table-cell>
          <table:table-cell office:value-type="float" office:value="684.448" calcext:value-type="float">
            <text:p>684.448</text:p>
          </table:table-cell>
          <table:table-cell office:value-type="float" office:value="28.848" calcext:value-type="float">
            <text:p>28.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.607" calcext:value-type="float">
            <text:p>3.607</text:p>
          </table:table-cell>
          <table:table-cell office:value-type="float" office:value="8.281" calcext:value-type="float">
            <text:p>8.281</text:p>
          </table:table-cell>
          <table:table-cell office:value-type="float" office:value="912.992" calcext:value-type="float">
            <text:p>912.992</text:p>
          </table:table-cell>
          <table:table-cell office:value-type="float" office:value="34.133" calcext:value-type="float">
            <text:p>34.1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3.965" calcext:value-type="float">
            <text:p>3.965</text:p>
          </table:table-cell>
          <table:table-cell office:value-type="float" office:value="9.144" calcext:value-type="float">
            <text:p>9.144</text:p>
          </table:table-cell>
          <table:table-cell office:value-type="float" office:value="985.418" calcext:value-type="float">
            <text:p>985.418</text:p>
          </table:table-cell>
          <table:table-cell office:value-type="float" office:value="28.883" calcext:value-type="float">
            <text:p>28.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30597.796" calcext:value-type="float">
            <text:p>30597.796</text:p>
          </table:table-cell>
          <table:table-cell office:value-type="float" office:value="16077.968" calcext:value-type="float">
            <text:p>16077.968</text:p>
          </table:table-cell>
          <table:table-cell/>
          <table:table-cell office:value-type="float" office:value="21585.381" calcext:value-type="float">
            <text:p>21585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30476.925" calcext:value-type="float">
            <text:p>30476.925</text:p>
          </table:table-cell>
          <table:table-cell office:value-type="float" office:value="15966.584" calcext:value-type="float">
            <text:p>15966.584</text:p>
          </table:table-cell>
          <table:table-cell/>
          <table:table-cell office:value-type="float" office:value="21349.412" calcext:value-type="float">
            <text:p>21349.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30507.25" calcext:value-type="float">
            <text:p>30507.25</text:p>
          </table:table-cell>
          <table:table-cell office:value-type="float" office:value="16098.063" calcext:value-type="float">
            <text:p>16098.063</text:p>
          </table:table-cell>
          <table:table-cell/>
          <table:table-cell office:value-type="float" office:value="21418.071" calcext:value-type="float">
            <text:p>21418.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30298.418" calcext:value-type="float">
            <text:p>30298.418</text:p>
          </table:table-cell>
          <table:table-cell office:value-type="float" office:value="16078.725" calcext:value-type="float">
            <text:p>16078.725</text:p>
          </table:table-cell>
          <table:table-cell/>
          <table:table-cell office:value-type="float" office:value="22117.527" calcext:value-type="float">
            <text:p>22117.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30525.85" calcext:value-type="float">
            <text:p>30525.85</text:p>
          </table:table-cell>
          <table:table-cell office:value-type="float" office:value="16026.845" calcext:value-type="float">
            <text:p>16026.845</text:p>
          </table:table-cell>
          <table:table-cell/>
          <table:table-cell office:value-type="float" office:value="21461.494" calcext:value-type="float">
            <text:p>21461.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1" calcext:value-type="float">
            <text:p>0.0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19" calcext:value-type="float">
            <text:p>0.719</text:p>
          </table:table-cell>
          <table:table-cell office:value-type="float" office:value="0.32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11" calcext:value-type="float">
            <text:p>0.011</text:p>
          </table:table-cell>
          <table:table-cell office:value-type="float" office:value="0.48" calcext:value-type="float">
            <text:p>0.48</text:p>
          </table:table-cell>
          <table:table-cell office:value-type="float" office:value="0.546" calcext:value-type="float">
            <text:p>0.546</text:p>
          </table:table-cell>
          <table:table-cell office:value-type="float" office:value="0.275" calcext:value-type="float">
            <text:p>0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15" calcext:value-type="float">
            <text:p>0.01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6" calcext:value-type="float">
            <text:p>0.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6" calcext:value-type="float">
            <text:p>0.406</text:p>
          </table:table-cell>
          <table:table-cell office:value-type="float" office:value="0.607" calcext:value-type="float">
            <text:p>0.607</text:p>
          </table:table-cell>
          <table:table-cell office:value-type="float" office:value="0.297" calcext:value-type="float">
            <text:p>0.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624" calcext:value-type="float">
            <text:p>0.624</text:p>
          </table:table-cell>
          <table:table-cell office:value-type="float" office:value="0.275" calcext:value-type="float">
            <text:p>0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342.688" calcext:value-type="float">
            <text:p>342.688</text:p>
          </table:table-cell>
          <table:table-cell office:value-type="float" office:value="404.178" calcext:value-type="float">
            <text:p>404.178</text:p>
          </table:table-cell>
          <table:table-cell/>
          <table:table-cell office:value-type="float" office:value="836.473" calcext:value-type="float">
            <text:p>836.4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346.556" calcext:value-type="float">
            <text:p>346.556</text:p>
          </table:table-cell>
          <table:table-cell office:value-type="float" office:value="389.546" calcext:value-type="float">
            <text:p>389.546</text:p>
          </table:table-cell>
          <table:table-cell/>
          <table:table-cell office:value-type="float" office:value="825.102" calcext:value-type="float">
            <text:p>825.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342.158" calcext:value-type="float">
            <text:p>342.158</text:p>
          </table:table-cell>
          <table:table-cell office:value-type="float" office:value="405.568" calcext:value-type="float">
            <text:p>405.568</text:p>
          </table:table-cell>
          <table:table-cell/>
          <table:table-cell office:value-type="float" office:value="865.789" calcext:value-type="float">
            <text:p>865.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342.775" calcext:value-type="float">
            <text:p>342.775</text:p>
          </table:table-cell>
          <table:table-cell office:value-type="float" office:value="413.652" calcext:value-type="float">
            <text:p>413.652</text:p>
          </table:table-cell>
          <table:table-cell/>
          <table:table-cell office:value-type="float" office:value="853.423" calcext:value-type="float">
            <text:p>853.4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342.678" calcext:value-type="float">
            <text:p>342.678</text:p>
          </table:table-cell>
          <table:table-cell office:value-type="float" office:value="409.443" calcext:value-type="float">
            <text:p>409.443</text:p>
          </table:table-cell>
          <table:table-cell/>
          <table:table-cell office:value-type="float" office:value="854.656" calcext:value-type="float">
            <text:p>854.6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4" calcext:value-type="float">
            <text:p>0.04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9" calcext:value-type="float">
            <text:p>1.119</text:p>
          </table:table-cell>
          <table:table-cell office:value-type="float" office:value="2.029" calcext:value-type="float">
            <text:p>2.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33" calcext:value-type="float">
            <text:p>0.033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6" calcext:value-type="float">
            <text:p>1.106</text:p>
          </table:table-cell>
          <table:table-cell office:value-type="float" office:value="1.626" calcext:value-type="float">
            <text:p>1.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38" calcext:value-type="float">
            <text:p>0.038</text:p>
          </table:table-cell>
          <table:table-cell office:value-type="float" office:value="2.057" calcext:value-type="float">
            <text:p>2.057</text:p>
          </table:table-cell>
          <table:table-cell office:value-type="float" office:value="0.569" calcext:value-type="float">
            <text:p>0.569</text:p>
          </table:table-cell>
          <table:table-cell office:value-type="float" office:value="1.482" calcext:value-type="float">
            <text:p>1.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37" calcext:value-type="float">
            <text:p>0.037</text:p>
          </table:table-cell>
          <table:table-cell office:value-type="float" office:value="1.059" calcext:value-type="float">
            <text:p>1.059</text:p>
          </table:table-cell>
          <table:table-cell office:value-type="float" office:value="1.906" calcext:value-type="float">
            <text:p>1.906</text:p>
          </table:table-cell>
          <table:table-cell office:value-type="float" office:value="1.14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37" calcext:value-type="float">
            <text:p>0.037</text:p>
          </table:table-cell>
          <table:table-cell office:value-type="float" office:value="0.681" calcext:value-type="float">
            <text:p>0.681</text:p>
          </table:table-cell>
          <table:table-cell office:value-type="float" office:value="0.973" calcext:value-type="float">
            <text:p>0.973</text:p>
          </table:table-cell>
          <table:table-cell office:value-type="float" office:value="1.051" calcext:value-type="float">
            <text:p>1.051</text:p>
          </table:table-cell>
          <table:table-cell table:number-columns-repeated="14"/>
        </table:table-row>
      </table:table>
      <table:table table:name="C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Matric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156.318" calcext:value-type="float">
            <text:p>156.318</text:p>
          </table:table-cell>
          <table:table-cell office:value-type="float" office:value="29.983" calcext:value-type="float">
            <text:p>29.983</text:p>
          </table:table-cell>
          <table:table-cell/>
          <table:table-cell office:value-type="string" calcext:value-type="string">
            <text:p>simple</text:p>
          </table:table-cell>
          <table:table-cell table:style-name="ce3" table:formula="of:=SUMIFS([.B$1:.B$1048576];[.$A$1:.$A$1048576];[.$E2])/5" office:value-type="float" office:value="0.001" calcext:value-type="float">
            <text:p>0.001</text:p>
          </table:table-cell>
          <table:table-cell table:style-name="ce3" table:formula="of:=SUMIFS([.C$1:.C$1048576];[.$A$1:.$A$1048576];[.$E2])/5" office:value-type="float" office:value="0.1688" calcext:value-type="float">
            <text:p>0.169</text:p>
          </table:table-cell>
          <table:table-cell/>
          <table:table-cell table:formula="of:=TEXT([.F2];&quot;#,##0.000&quot;)" office:value-type="string" office:string-value="0.001" calcext:value-type="string">
            <text:p>0.001</text:p>
          </table:table-cell>
          <table:table-cell table:formula="of:=TEXT([.G2];&quot;#,##0.000&quot;)" office:value-type="string" office:string-value="0.169" calcext:value-type="string">
            <text:p>0.169</text:p>
          </table:table-cell>
          <table:table-cell/>
          <table:table-cell table:formula="of:=[.I2]&amp;&quot; &amp; &quot;&amp;[.J2]&amp; &quot; \\&quot;" office:value-type="string" office:string-value="0.001 &amp; 0.169 \\" calcext:value-type="string">
            <text:p>0.001 &amp; 0.169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159.514" calcext:value-type="float">
            <text:p>159.514</text:p>
          </table:table-cell>
          <table:table-cell office:value-type="float" office:value="28.885" calcext:value-type="float">
            <text:p>28.885</text:p>
          </table:table-cell>
          <table:table-cell/>
          <table:table-cell office:value-type="string" calcext:value-type="string">
            <text:p>medium</text:p>
          </table:table-cell>
          <table:table-cell table:style-name="ce3" table:formula="of:=SUMIFS([.B$1:.B$1048576];[.$A$1:.$A$1048576];[.$E3])/5" office:value-type="float" office:value="0.0022" calcext:value-type="float">
            <text:p>0.002</text:p>
          </table:table-cell>
          <table:table-cell table:style-name="ce3" table:formula="of:=SUMIFS([.C$1:.C$1048576];[.$A$1:.$A$1048576];[.$E3])/5" office:value-type="float" office:value="0.2266" calcext:value-type="float">
            <text:p>0.227</text:p>
          </table:table-cell>
          <table:table-cell/>
          <table:table-cell table:formula="of:=TEXT([.F3];&quot;#,##0.000&quot;)" office:value-type="string" office:string-value="0.002" calcext:value-type="string">
            <text:p>0.002</text:p>
          </table:table-cell>
          <table:table-cell table:formula="of:=TEXT([.G3];&quot;#,##0.000&quot;)" office:value-type="string" office:string-value="0.227" calcext:value-type="string">
            <text:p>0.227</text:p>
          </table:table-cell>
          <table:table-cell/>
          <table:table-cell table:formula="of:=[.I3]&amp;&quot; &amp; &quot;&amp;[.J3]&amp; &quot; \\&quot;" office:value-type="string" office:string-value="0.002 &amp; 0.227 \\" calcext:value-type="string">
            <text:p>0.002 &amp; 0.227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187.314" calcext:value-type="float">
            <text:p>187.314</text:p>
          </table:table-cell>
          <table:table-cell office:value-type="float" office:value="27.988" calcext:value-type="float">
            <text:p>27.988</text:p>
          </table:table-cell>
          <table:table-cell/>
          <table:table-cell office:value-type="string" calcext:value-type="string">
            <text:p>large</text:p>
          </table:table-cell>
          <table:table-cell table:style-name="ce3" table:formula="of:=SUMIFS([.B$1:.B$1048576];[.$A$1:.$A$1048576];[.$E4])/5" office:value-type="float" office:value="13.3778" calcext:value-type="float">
            <text:p>13.378</text:p>
          </table:table-cell>
          <table:table-cell table:style-name="ce3" table:formula="of:=SUMIFS([.C$1:.C$1048576];[.$A$1:.$A$1048576];[.$E4])/5" office:value-type="float" office:value="4.214" calcext:value-type="float">
            <text:p>4.214</text:p>
          </table:table-cell>
          <table:table-cell/>
          <table:table-cell table:formula="of:=TEXT([.F4];&quot;#,##0.000&quot;)" office:value-type="string" office:string-value="13.378" calcext:value-type="string">
            <text:p>13.378</text:p>
          </table:table-cell>
          <table:table-cell table:formula="of:=TEXT([.G4];&quot;#,##0.000&quot;)" office:value-type="string" office:string-value="4.214" calcext:value-type="string">
            <text:p>4.214</text:p>
          </table:table-cell>
          <table:table-cell/>
          <table:table-cell table:formula="of:=[.I4]&amp;&quot; &amp; &quot;&amp;[.J4]&amp; &quot; \\&quot;" office:value-type="string" office:string-value="13.378 &amp; 4.214 \\" calcext:value-type="string">
            <text:p>13.378 &amp; 4.214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164.323" calcext:value-type="float">
            <text:p>164.323</text:p>
          </table:table-cell>
          <table:table-cell office:value-type="float" office:value="29.149" calcext:value-type="float">
            <text:p>29.149</text:p>
          </table:table-cell>
          <table:table-cell/>
          <table:table-cell office:value-type="string" calcext:value-type="string">
            <text:p>humongous</text:p>
          </table:table-cell>
          <table:table-cell table:style-name="ce3" office:value-type="float" office:value="165.1838" calcext:value-type="float">
            <text:p>165.184</text:p>
          </table:table-cell>
          <table:table-cell table:style-name="ce3" office:value-type="float" office:value="29.041" calcext:value-type="float">
            <text:p>29.041</text:p>
          </table:table-cell>
          <table:table-cell/>
          <table:table-cell table:formula="of:=TEXT([.F5];&quot;#,##0.000&quot;)" office:value-type="string" office:string-value="165.184" calcext:value-type="string">
            <text:p>165.184</text:p>
          </table:table-cell>
          <table:table-cell table:formula="of:=TEXT([.G5];&quot;#,##0.000&quot;)" office:value-type="string" office:string-value="29.041" calcext:value-type="string">
            <text:p>29.041</text:p>
          </table:table-cell>
          <table:table-cell/>
          <table:table-cell table:formula="of:=[.I5]&amp;&quot; &amp; &quot;&amp;[.J5]&amp; &quot; \\&quot;" office:value-type="string" office:string-value="165.184 &amp; 29.041 \\" calcext:value-type="string">
            <text:p>165.184 &amp; 29.041 \\</text:p>
          </table:table-cell>
        </table:table-row>
        <table:table-row table:style-name="ro1">
          <table:table-cell office:value-type="string" calcext:value-type="string">
            <text:p>humongous</text:p>
          </table:table-cell>
          <table:table-cell office:value-type="float" office:value="158.45" calcext:value-type="float">
            <text:p>158.45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string" calcext:value-type="string">
            <text:p>gigantic</text:p>
          </table:table-cell>
          <table:table-cell table:style-name="ce3" office:value-type="float" office:value="1652.9852" calcext:value-type="float">
            <text:p>1652.985</text:p>
          </table:table-cell>
          <table:table-cell table:style-name="ce3" office:value-type="float" office:value="576.619" calcext:value-type="float">
            <text:p>576.619</text:p>
          </table:table-cell>
          <table:table-cell/>
          <table:table-cell table:formula="of:=TEXT([.F6];&quot;#,##0.000&quot;)" office:value-type="string" office:string-value="1,652.985" calcext:value-type="string">
            <text:p>1,652.985</text:p>
          </table:table-cell>
          <table:table-cell table:formula="of:=TEXT([.G6];&quot;#,##0.000&quot;)" office:value-type="string" office:string-value="576.619" calcext:value-type="string">
            <text:p>576.619</text:p>
          </table:table-cell>
          <table:table-cell/>
          <table:table-cell table:formula="of:=[.I6]&amp;&quot; &amp; &quot;&amp;[.J6]&amp; &quot; \\&quot;" office:value-type="string" office:string-value="1,652.985 &amp; 576.619 \\" calcext:value-type="string">
            <text:p>1,652.985 &amp; 576.619 \\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string" calcext:value-type="string">
            <text:p>nightmarish</text:p>
          </table:table-cell>
          <table:table-cell office:value-type="float" office:value="42910.816" calcext:value-type="float">
            <text:p>42910.816</text:p>
          </table:table-cell>
          <table:table-cell office:value-type="float" office:value="14497.616" calcext:value-type="float">
            <text:p>14497.616</text:p>
          </table:table-cell>
          <table:table-cell/>
          <table:table-cell table:formula="of:=TEXT([.F7];&quot;#,##0.000&quot;)" office:value-type="string" office:string-value="42,910.816" calcext:value-type="string">
            <text:p>42,910.816</text:p>
          </table:table-cell>
          <table:table-cell table:formula="of:=TEXT([.G7];&quot;#,##0.000&quot;)" office:value-type="string" office:string-value="14,497.616" calcext:value-type="string">
            <text:p>14,497.616</text:p>
          </table:table-cell>
          <table:table-cell/>
          <table:table-cell table:formula="of:=[.I7]&amp;&quot; &amp; &quot;&amp;[.J7]&amp; &quot; \\&quot;" office:value-type="string" office:string-value="42,910.816 &amp; 14,497.616 \\" calcext:value-type="string">
            <text:p>42,910.816 &amp; 14,497.616 \\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7" calcext:value-type="float">
            <text:p>0.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5" calcext:value-type="float">
            <text:p>0.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9" calcext:value-type="float">
            <text:p>0.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5" calcext:value-type="float">
            <text:p>0.2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41679.88" calcext:value-type="float">
            <text:p>41679.88</text:p>
          </table:table-cell>
          <table:table-cell office:value-type="float" office:value="14618.3" calcext:value-type="float">
            <text:p>14618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43505.91" calcext:value-type="float">
            <text:p>43505.91</text:p>
          </table:table-cell>
          <table:table-cell office:value-type="float" office:value="14608.17" calcext:value-type="float">
            <text:p>14608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41937.11" calcext:value-type="float">
            <text:p>41937.11</text:p>
          </table:table-cell>
          <table:table-cell office:value-type="float" office:value="14755.71" calcext:value-type="float">
            <text:p>14755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42531.31" calcext:value-type="float">
            <text:p>42531.31</text:p>
          </table:table-cell>
          <table:table-cell office:value-type="float" office:value="14675.48" calcext:value-type="float">
            <text:p>14675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float" office:value="44899.87" calcext:value-type="float">
            <text:p>44899.87</text:p>
          </table:table-cell>
          <table:table-cell office:value-type="float" office:value="13830.42" calcext:value-type="float">
            <text:p>13830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3" calcext:value-type="float">
            <text:p>0.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6" calcext:value-type="float">
            <text:p>0.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7" calcext:value-type="float">
            <text:p>0.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1489.48" calcext:value-type="float">
            <text:p>1489.48</text:p>
          </table:table-cell>
          <table:table-cell office:value-type="float" office:value="571.765" calcext:value-type="float">
            <text:p>571.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1507.224" calcext:value-type="float">
            <text:p>1507.224</text:p>
          </table:table-cell>
          <table:table-cell office:value-type="float" office:value="580.581" calcext:value-type="float">
            <text:p>580.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1805.02" calcext:value-type="float">
            <text:p>1805.02</text:p>
          </table:table-cell>
          <table:table-cell office:value-type="float" office:value="586.953" calcext:value-type="float">
            <text:p>586.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1644.936" calcext:value-type="float">
            <text:p>1644.936</text:p>
          </table:table-cell>
          <table:table-cell office:value-type="float" office:value="571.54" calcext:value-type="float">
            <text:p>57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ntic</text:p>
          </table:table-cell>
          <table:table-cell office:value-type="float" office:value="1818.266" calcext:value-type="float">
            <text:p>1818.266</text:p>
          </table:table-cell>
          <table:table-cell office:value-type="float" office:value="572.256" calcext:value-type="float">
            <text:p>572.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3.433" calcext:value-type="float">
            <text:p>13.433</text:p>
          </table:table-cell>
          <table:table-cell office:value-type="float" office:value="4.114" calcext:value-type="float">
            <text:p>4.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3.28" calcext:value-type="float">
            <text:p>13.28</text:p>
          </table:table-cell>
          <table:table-cell office:value-type="float" office:value="4.375" calcext:value-type="float">
            <text:p>4.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3.294" calcext:value-type="float">
            <text:p>13.294</text:p>
          </table:table-cell>
          <table:table-cell office:value-type="float" office:value="4.116" calcext:value-type="float">
            <text:p>4.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3.542" calcext:value-type="float">
            <text:p>13.542</text:p>
          </table:table-cell>
          <table:table-cell office:value-type="float" office:value="4.189" calcext:value-type="float">
            <text:p>4.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3.34" calcext:value-type="float">
            <text:p>13.34</text:p>
          </table:table-cell>
          <table:table-cell office:value-type="float" office:value="4.276" calcext:value-type="float">
            <text:p>4.27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Java.A1:Java.E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37:37.164546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8:25:11.431668486</meta:creation-date>
    <dc:date>2022-03-16T09:42:40.594146020</dc:date>
    <meta:editing-duration>PT58M30S</meta:editing-duration>
    <meta:editing-cycles>21</meta:editing-cycles>
    <meta:generator>LibreOffice/7.2.5.2$Linux_X86_64 LibreOffice_project/20$Build-2</meta:generator>
    <meta:document-statistic meta:table-count="2" meta:cell-count="342" meta:object-count="0"/>
  </office:meta>
</office:document-meta>
</file>